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2D160F3A594E0F1EEFE.png" manifest:media-type="image/png"/>
  <manifest:file-entry manifest:full-path="Pictures/10000001000002FE00000229916DB26D093C2219.png" manifest:media-type="image/png"/>
  <manifest:file-entry manifest:full-path="Pictures/10000001000002FE000002293ADD86BAF842294D.png" manifest:media-type="image/png"/>
  <manifest:file-entry manifest:full-path="Pictures/10000001000002FE000002290898BFCA0D6EE7CD.png" manifest:media-type="image/png"/>
  <manifest:file-entry manifest:full-path="Pictures/10000001000002FE000002294D02F86E29F15EC6.png" manifest:media-type="image/png"/>
  <manifest:file-entry manifest:full-path="Pictures/10000001000003550000025E424D944F4C840453.png" manifest:media-type="image/png"/>
  <manifest:file-entry manifest:full-path="Pictures/10000001000002FE0000022977A4BE7986BA5EF2.png" manifest:media-type="image/png"/>
  <manifest:file-entry manifest:full-path="Pictures/10000001000002BC000002719FF2B184B87D9A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159cm" svg:y="0.157cm" svg:width="17cm" svg:height="15.178cm" draw:z-index="0"><draw:image xlink:href="Pictures/10000001000002BC000002719FF2B184B87D9A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65cm" svg:y="-0.279cm" svg:width="17cm" svg:height="12.077cm" draw:z-index="1"><draw:image xlink:href="Pictures/10000001000003550000025E424D944F4C840453.png" xlink:type="simple" xlink:show="embed" xlink:actuate="onLoad" draw:mime-type="image/png"/></draw:frame><text:soft-page-break/></text:p>
      <text:p text:style-name="Standard"/>
      <text:p text:style-name="Standard"><draw:frame draw:style-name="fr1" draw:name="Image3" text:anchor-type="char" svg:width="17cm" svg:height="12.271cm" draw:z-index="2"><draw:image xlink:href="Pictures/10000001000002FE000002294D02F86E29F15EC6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4" text:anchor-type="char" svg:width="17cm" svg:height="12.271cm" draw:z-index="3"><draw:image xlink:href="Pictures/10000001000002FE0000022977A4BE7986BA5EF2.png" xlink:type="simple" xlink:show="embed" xlink:actuate="onLoad" draw:mime-type="image/png"/></draw:frame></text:p>
      <text:p text:style-name="Standard"><draw:frame draw:style-name="fr1" draw:name="Image5" text:anchor-type="char" svg:width="17cm" svg:height="12.271cm" draw:z-index="4"><draw:image xlink:href="Pictures/10000001000002FE000002290898BFCA0D6EE7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6" text:anchor-type="char" svg:width="17cm" svg:height="12.271cm" draw:z-index="5"><draw:image xlink:href="Pictures/10000001000002FE000002293ADD86BAF842294D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7" text:anchor-type="char" svg:width="17cm" svg:height="12.271cm" draw:z-index="6"><draw:image xlink:href="Pictures/10000001000002FE00000229916DB26D093C2219.png" xlink:type="simple" xlink:show="embed" xlink:actuate="onLoad" draw:mime-type="image/png"/></draw:frame><text:soft-page-break/></text:p>
      <text:p text:style-name="Standard"><draw:frame draw:style-name="fr1" draw:name="Image8" text:anchor-type="char" svg:width="17cm" svg:height="14.42cm" draw:z-index="7"><draw:image xlink:href="Pictures/1000000100000352000002D160F3A594E0F1EEF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08:01.899297396</meta:creation-date>
    <meta:generator>LibreOffice/7.3.7.2$Linux_X86_64 LibreOffice_project/30$Build-2</meta:generator>
    <dc:date>2023-09-21T10:55:36.240404330</dc:date>
    <meta:editing-duration>PT47M28S</meta:editing-duration>
    <meta:editing-cycles>12</meta:editing-cycles>
    <meta:document-statistic meta:table-count="0" meta:image-count="8" meta:object-count="0" meta:page-count="9" meta:paragraph-count="0" meta:word-count="0" meta:character-count="0" meta:non-whitespace-character-count="0"/>
  </office:meta>
</office:document-meta>
</file>